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12cm"/>
    </style:style>
    <style:style style:name="co3" style:family="table-column">
      <style:table-column-properties fo:break-before="auto" style:column-width="6.5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chefias" table:style-name="ta1" table:print="false">
        <table:table-column table:style-name="co1" table:default-cell-style-name="ce2"/>
        <table:table-column table:style-name="co1" table:default-cell-style-name="ce3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Semana</text:p>
          </table:table-cell>
          <table:table-cell/>
          <table:table-cell office:value-type="string">
            <text:p>chefia</text:p>
          </table:table-cell>
          <table:table-cell/>
          <table:table-cell office:value-type="string">
            <text:p>pivotal tracker</text:p>
          </table:table-cell>
        </table:table-row>
        <table:table-row table:style-name="ro1">
          <table:table-cell office:value-type="string">
            <text:p>Semana 1</text:p>
          </table:table-cell>
          <table:table-cell office:value-type="date" office:date-value="2011-02-28">
            <text:p>28-02-11</text:p>
          </table:table-cell>
          <table:table-cell office:value-type="string">
            <text:p>miguel serrano</text:p>
          </table:table-cell>
          <table:table-cell/>
          <table:table-cell office:value-type="string">
            <text:p>PI-T3-G18</text:p>
          </table:table-cell>
        </table:table-row>
        <table:table-row table:style-name="ro1">
          <table:table-cell office:value-type="string">
            <text:p>Semana 2</text:p>
          </table:table-cell>
          <table:table-cell office:value-type="date" office:date-value="2011-03-07">
            <text:p>07-03-11</text:p>
          </table:table-cell>
          <table:table-cell office:value-type="string">
            <text:p>miguel serrano</text:p>
          </table:table-cell>
          <table:table-cell/>
          <table:table-cell office:value-type="string">
            <text:p><text:a xlink:href="mailto:goncalopp+pivotaltracker@gmail.com">goncalopp+pivotaltracker@gmail.com</text:a></text:p>
          </table:table-cell>
        </table:table-row>
        <table:table-row table:style-name="ro1">
          <table:table-cell office:value-type="string">
            <text:p>Semana 3</text:p>
          </table:table-cell>
          <table:table-cell office:value-type="date" office:date-value="2011-03-14">
            <text:p>14-03-11</text:p>
          </table:table-cell>
          <table:table-cell office:value-type="string">
            <text:p>gonçalo pinheira</text:p>
          </table:table-cell>
          <table:table-cell/>
          <table:table-cell office:value-type="string">
            <text:p><text:a xlink:href="mailto:mp.gomes89@gmail.com">mp.gomes89@gmail.com</text:a></text:p>
          </table:table-cell>
        </table:table-row>
        <table:table-row table:style-name="ro1">
          <table:table-cell office:value-type="string">
            <text:p>Semana 4</text:p>
          </table:table-cell>
          <table:table-cell office:value-type="date" office:date-value="2011-03-21">
            <text:p>21-03-11</text:p>
          </table:table-cell>
          <table:table-cell office:value-type="string">
            <text:p>gonçalo pinheira</text:p>
          </table:table-cell>
          <table:table-cell/>
          <table:table-cell office:value-type="string">
            <text:p><text:a xlink:href="mailto:miguelvps@gmail.com">miguelvps@gmail.com</text:a></text:p>
          </table:table-cell>
        </table:table-row>
        <table:table-row table:style-name="ro1">
          <table:table-cell office:value-type="string">
            <text:p>Semana 5</text:p>
          </table:table-cell>
          <table:table-cell office:value-type="date" office:date-value="2011-03-28">
            <text:p>28-03-11</text:p>
          </table:table-cell>
          <table:table-cell office:value-type="string">
            <text:p>miguel gomes</text:p>
          </table:table-cell>
          <table:table-cell table:number-columns-repeated="2"/>
        </table:table-row>
        <table:table-row table:style-name="ro1">
          <table:table-cell office:value-type="string">
            <text:p>Semana 6</text:p>
          </table:table-cell>
          <table:table-cell office:value-type="date" office:date-value="2011-04-04">
            <text:p>04-04-11</text:p>
          </table:table-cell>
          <table:table-cell office:value-type="string">
            <text:p>miguel gomes</text:p>
          </table:table-cell>
          <table:table-cell table:number-columns-repeated="2"/>
        </table:table-row>
        <table:table-row table:style-name="ro1">
          <table:table-cell office:value-type="string">
            <text:p>Semana 7</text:p>
          </table:table-cell>
          <table:table-cell office:value-type="date" office:date-value="2011-04-11">
            <text:p>11-04-11</text:p>
          </table:table-cell>
          <table:table-cell office:value-type="string">
            <text:p>miguel serrano</text:p>
          </table:table-cell>
          <table:table-cell table:number-columns-repeated="2"/>
        </table:table-row>
        <table:table-row table:style-name="ro1">
          <table:table-cell office:value-type="string">
            <text:p>Semana 8</text:p>
          </table:table-cell>
          <table:table-cell office:value-type="date" office:date-value="2011-04-18">
            <text:p>18-04-11</text:p>
          </table:table-cell>
          <table:table-cell office:value-type="string">
            <text:p>miguel serrano</text:p>
          </table:table-cell>
          <table:table-cell table:number-columns-repeated="2"/>
        </table:table-row>
        <table:table-row table:style-name="ro1">
          <table:table-cell office:value-type="string">
            <text:p>Semana 9</text:p>
          </table:table-cell>
          <table:table-cell office:value-type="date" office:date-value="2011-04-25">
            <text:p>25-04-11</text:p>
          </table:table-cell>
          <table:table-cell office:value-type="string">
            <text:p>gonçalo pinheira</text:p>
          </table:table-cell>
          <table:table-cell table:number-columns-repeated="2"/>
        </table:table-row>
        <table:table-row table:style-name="ro1">
          <table:table-cell office:value-type="string">
            <text:p>Semana 10</text:p>
          </table:table-cell>
          <table:table-cell office:value-type="date" office:date-value="2011-05-02">
            <text:p>02-05-11</text:p>
          </table:table-cell>
          <table:table-cell office:value-type="string">
            <text:p>gonçalo pinheira</text:p>
          </table:table-cell>
          <table:table-cell table:number-columns-repeated="2"/>
        </table:table-row>
        <table:table-row table:style-name="ro1">
          <table:table-cell office:value-type="string">
            <text:p>Semana 11</text:p>
          </table:table-cell>
          <table:table-cell office:value-type="date" office:date-value="2011-05-09">
            <text:p>09-05-11</text:p>
          </table:table-cell>
          <table:table-cell office:value-type="string">
            <text:p>miguel gomes</text:p>
          </table:table-cell>
          <table:table-cell table:number-columns-repeated="2"/>
        </table:table-row>
        <table:table-row table:style-name="ro1">
          <table:table-cell office:value-type="string">
            <text:p>Semana 12</text:p>
          </table:table-cell>
          <table:table-cell office:value-type="date" office:date-value="2011-05-16">
            <text:p>16-05-11</text:p>
          </table:table-cell>
          <table:table-cell office:value-type="string">
            <text:p>miguel gomes</text:p>
          </table:table-cell>
          <table:table-cell table:number-columns-repeated="2"/>
        </table:table-row>
        <table:table-row table:style-name="ro1">
          <table:table-cell office:value-type="string">
            <text:p>Semana 13</text:p>
          </table:table-cell>
          <table:table-cell office:value-type="date" office:date-value="2011-05-23">
            <text:p>23-05-11</text:p>
          </table:table-cell>
          <table:table-cell office:value-type="string">
            <text:p>miguel serrano</text:p>
          </table:table-cell>
          <table:table-cell table:number-columns-repeated="2"/>
        </table:table-row>
        <table:table-row table:style-name="ro1">
          <table:table-cell office:value-type="string">
            <text:p>Semana 14</text:p>
          </table:table-cell>
          <table:table-cell office:value-type="date" office:date-value="2011-05-30">
            <text:p>30-05-11</text:p>
          </table:table-cell>
          <table:table-cell office:value-type="string">
            <text:p>miguel serrano</text:p>
          </table:table-cell>
          <table:table-cell table:number-columns-repeated="2"/>
        </table:table-row>
        <table:table-row table:style-name="ro1">
          <table:table-cell office:value-type="string">
            <text:p>Semana 15</text:p>
          </table:table-cell>
          <table:table-cell office:value-type="date" office:date-value="2011-06-06">
            <text:p>06-06-11</text:p>
          </table:table-cell>
          <table:table-cell office:value-type="string">
            <text:p>gonçalo pinheira</text:p>
          </table:table-cell>
          <table:table-cell table:number-columns-repeated="2"/>
        </table:table-row>
        <table:table-row table:style-name="ro1">
          <table:table-cell office:value-type="string">
            <text:p>Semana 16</text:p>
          </table:table-cell>
          <table:table-cell office:value-type="date" office:date-value="2011-06-13">
            <text:p>13-06-11</text:p>
          </table:table-cell>
          <table:table-cell office:value-type="string">
            <text:p>miguel gomes</text:p>
          </table:table-cell>
          <table:table-cell table:number-columns-repeated="2"/>
        </table:table-row>
        <table:table-row table:style-name="ro1">
          <table:table-cell office:value-type="string">
            <text:p>Semana 17</text:p>
          </table:table-cell>
          <table:table-cell office:value-type="date" office:date-value="2011-06-20">
            <text:p>20-06-11</text:p>
          </table:table-cell>
          <table:table-cell office:value-type="string">
            <text:p>miguel gomes</text:p>
          </table:table-cell>
          <table:table-cell table:number-columns-repeated="2"/>
        </table:table-row>
        <table:table-row table:style-name="ro1" table:number-rows-repeated="9">
          <table:table-cell table:style-name="Default"/>
          <table:table-cell table:style-name="ce4"/>
          <table:table-cell table:number-columns-repeated="3"/>
        </table:table-row>
        <table:table-row table:style-name="ro1">
          <table:table-cell table:style-name="Default"/>
          <table:table-cell table:style-name="ce4"/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8">28-02-2011</text:date>, <text:time>17:27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oncalopp </meta:initial-creator>
    <meta:creation-date>2011-02-25T11:32:57</meta:creation-date>
    <dc:date>2011-02-28T17:27:08</dc:date>
    <dc:creator>goncalopp </dc:creator>
    <meta:editing-duration>PT00H12M44S</meta:editing-duration>
    <meta:editing-cycles>3</meta:editing-cycles>
    <meta:generator>OpenOffice.org/3.2$Linux OpenOffice.org_project/320m19$Build-9505</meta:generator>
    <meta:document-statistic meta:table-count="3" meta:cell-count="58" meta:object-count="0"/>
  </office:meta>
</office:document-meta>
</file>